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_20__28_user_29_">
      <style:text-properties fo:language="ru" fo:country="RU"/>
    </style:style>
    <style:style style:name="P3" style:family="paragraph" style:parent-style-name="Standard_20__28_user_29_">
      <style:text-properties style:use-window-font-color="true" fo:language="ru" fo:country="RU"/>
    </style:style>
    <style:style style:name="P4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_20__28_user_29_">
      <style:paragraph-properties fo:margin-left="7.752cm" fo:margin-right="0cm" fo:text-indent="0cm" style:auto-text-indent="false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7.002cm" style:type="right"/>
        </style:tab-stops>
      </style:paragraph-properties>
      <style:text-properties fo:font-size="12pt" style:font-size-asian="12pt" style:font-name-complex="Times New Roman1"/>
    </style:style>
    <style:style style:name="P7" style:family="paragraph" style:parent-style-name="Standard_20__28_user_29_">
      <style:paragraph-properties fo:margin-left="7.752cm" fo:margin-right="0cm" fo:text-indent="0cm" style:auto-text-indent="false"/>
      <style:text-properties fo:language="ru" fo:country="RU"/>
    </style:style>
    <style:style style:name="P8" style:family="paragraph" style:parent-style-name="Standard_20__28_user_29_">
      <style:text-properties fo:language="ru" fo:country="RU"/>
    </style:style>
    <style:style style:name="P9" style:family="paragraph" style:parent-style-name="Standard_20__28_user_29_" style:list-style-name="WWNum2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language="ru" fo:country="RU"/>
    </style:style>
    <style:style style:name="P10" style:family="paragraph" style:parent-style-name="Standard_20__28_user_29_" style:list-style-name="WWNum1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language="ru" fo:country="RU"/>
    </style:style>
    <style:style style:name="P11" style:family="paragraph" style:parent-style-name="Heading_20_1" style:master-page-name="Standard">
      <style:paragraph-properties fo:margin-left="0cm" fo:margin-right="0cm" fo:text-align="center" style:justify-single-word="false" fo:text-indent="0cm" style:auto-text-indent="false" style:page-number="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5b179"/>
    </style:style>
    <style:style style:name="T3" style:family="text">
      <style:text-properties fo:language="ru" fo:country="RU" officeooo:rsid="001a132e"/>
    </style:style>
    <style:style style:name="T4" style:family="text">
      <style:text-properties fo:language="ru" fo:country="RU" officeooo:rsid="001a5e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-start text:name="_Toc517199063"/>Приложение <text:bookmark-end text:name="_Toc517199063"/>А</text:h>
      <text:h text:style-name="P4" text:outline-level="1"><text:bookmark-start text:name="_Toc517199064"/>Техническое задание<text:bookmark-end text:name="_Toc517199064"/></text:h>
      <text:p text:style-name="Standard"/>
      <text:p text:style-name="P7">Зав. кафедрой: д-р экон. наук, проф.</text:p>
      <text:p text:style-name="P7">Файзрахманов Р.А.________________________</text:p>
      <text:p text:style-name="P5"><text:span text:style-name="T1">«_________»_______________________ <text:s/>2</text:span><text:span text:style-name="T2">0</text:span><text:span text:style-name="T1">18 г.</text:span></text:p>
      <text:p text:style-name="Standard"/>
      <text:p text:style-name="P2">1 Основание для проведения НИОКР</text:p>
      <text:p text:style-name="P2">-</text:p>
      <text:p text:style-name="P2"/>
      <text:p text:style-name="P2">2 Исполнитель НИОКР</text:p>
      <text:p text:style-name="P2">2.1 Студент пермского национального исследовательского политехнического университета, электротехнический факультет, кафедра «Информационные технологии и автоматизированные системы», группа РИС-14-1б, Ларионов Александр Андреевич.</text:p>
      <text:p text:style-name="Standard_20__28_user_29_"><text:span text:style-name="T1">Адрес: Россия, г. Пермь, ул. Королева </text:span><text:span text:style-name="T3">5, Центр Робототехники ПНИПУ</text:span><text:span text:style-name="T1">.</text:span></text:p>
      <text:p text:style-name="Standard_20__28_user_29_"><text:span text:style-name="T1">Тел.: +7 (</text:span><text:span text:style-name="T4">965)5766572</text:span></text:p>
      <text:p text:style-name="P2"/>
      <text:p text:style-name="P2">3 Цели выполнения и состав НИОКР</text:p>
      <text:p text:style-name="P2">3.1 Разработка и изготовление андроидного робота.</text:p>
      <text:p text:style-name="P2"/>
      <text:p text:style-name="P2">4 Назначение продукции</text:p>
      <text:p text:style-name="P2">4.1 Андроидный робот-референт для проведения дня открытых дверей и других мероприятий на кафедре.</text:p>
      <text:p text:style-name="P3"/>
      <text:p text:style-name="P2">4.2 Робот предназначен для: </text:p>
      <text:p text:style-name="P2">– передвижения в автоматическом режиме с требуемой скоростью движения и в заданную точку назначения;</text:p>
      <text:p text:style-name="P2">– использования комплекса технического зрения для анализа сцен окружающего мира и определения параметров наблюдаемых объектов.</text:p>
      <text:p text:style-name="P2">– высокоточного автоматического управления целевой полезной нагрузкой платформы с компенсацией внешних возмущающих факторов.</text:p>
      <text:p text:style-name="P2">– <text:s/>социального взаимодействия с помощью речевого модуля и системы технического слуха.</text:p>
      <text:p text:style-name="P2">Области применения:</text:p>
      <text:p text:style-name="P2">для общения с гостями и привлечения внимания к жизни университета при проведении мероприятий кафедры.</text:p>
      <text:p text:style-name="P2"/>
      <text:p text:style-name="P2">Андроидный робот должен выполнять следующие функции:</text:p>
      <text:p text:style-name="P2">1) движение со стабилизацией по скорости;</text:p>
      <text:p text:style-name="P2">2) вращение со стабилизацией по угловой скорости;</text:p>
      <text:p text:style-name="P2">3) движение манипуляторных устройств;</text:p>
      <text:p text:style-name="P2">4) речевое и жестикулярное взаимодействие с человеком;</text:p>
      <text:p text:style-name="P2"/>
      <text:p text:style-name="P2">Для решения обозначенных выше задач должны быть обеспечены:</text:p>
      <text:p text:style-name="P2">1) Возможность передвижения робота по заданному маршруту с высокой точностью параметров движения.</text:p>
      <text:p text:style-name="P2">2) Возможность рефлекторного поведения – объезд препятствий, движение манипуляторов, головы и <text:s/>в зависимости от воздействия;</text:p>
      <text:p text:style-name="P2"/>
      <text:p text:style-name="P2"><text:soft-page-break/>3) Возможность оценки основных параметров наблюдаемых объектов, анализа сцен окружающей обстановки.</text:p>
      <text:p text:style-name="P2">3) Возможность управления исполнительными механизмами робота.</text:p>
      <text:p text:style-name="P2">4) Возможность самостоятельно прокладывать маршрут движения.</text:p>
      <text:p text:style-name="P2">5) Возможность человеко-машинного взаимодействия, включающее речевой, эмоциональный, рефлекторный, жестикулярный модули.</text:p>
      <text:p text:style-name="P2"/>
      <text:p text:style-name="P2">5 Технические требования</text:p>
      <text:p text:style-name="P2">5.1 Требования к роботу</text:p>
      <text:p text:style-name="P2">5.1.1 Состав робота</text:p>
      <text:p text:style-name="P2">В состав робота должны входить:</text:p>
      <text:p text:style-name="P2">– 4 двигателя постоянного тока и 4 сервопривода;</text:p>
      <text:p text:style-name="P2">– бортовая ЭВМ;</text:p>
      <text:p text:style-name="P2">– 2 платы управления двигателем постоянного тока;</text:p>
      <text:p text:style-name="P2">– девятиосный модуль положения;</text:p>
      <text:p text:style-name="P2">– микроконтроллер;</text:p>
      <text:p text:style-name="P2">– периферия (дисплей, динамики, микрофон и т.д.);</text:p>
      <text:p text:style-name="P2">– 2 модуля реле;</text:p>
      <text:p text:style-name="P2">– аккумулятор.</text:p>
      <text:p text:style-name="P2"/>
      <text:p text:style-name="P2">5.2. Требования к роботу</text:p>
      <text:p text:style-name="P2">В состав роботу должны входить следующие подсистемы/модули:</text:p>
      <text:p text:style-name="P2">– базовое шасси робота;</text:p>
      <text:p text:style-name="P2">– система управления, стабилизации, ориентации и навигации;</text:p>
      <text:p text:style-name="P2">– исполнительные механизмы и система управления исполнительными механизмами;</text:p>
      <text:p text:style-name="P2">– программное обеспечение бортовой ЭВМ и микроконтроллера;</text:p>
      <text:p text:style-name="P2">– человеко-машинного взаимодействия.</text:p>
      <text:p text:style-name="P2"/>
      <text:p text:style-name="P2">5.3 Требования к показателям назначения робота</text:p>
      <text:p text:style-name="P2"/>
      <text:p text:style-name="P2">5.3.1 Требования к базовому шасси платформы</text:p>
      <text:p text:style-name="P6">Запас хода при +5°С, не менее<text:tab/>5 км</text:p>
      <text:p text:style-name="P6">Скорость перемещения<text:tab/>2-12 км/час</text:p>
      <text:p text:style-name="P6">Максимальный преодолеваемый уклон<text:tab/>15°</text:p>
      <text:p text:style-name="P6">Высота преодолеваемой ступени<text:tab/>1,4 см</text:p>
      <text:p text:style-name="P6">Габаритные размеры, Ш x В х Д,<text:tab/>не более 1000 х 700 х 1000 мм</text:p>
      <text:p text:style-name="P6">Вес шасси, не более<text:tab/>70 кг</text:p>
      <text:p text:style-name="P6">Электрическая мощность<text:tab/>400-600 Вт</text:p>
      <text:p text:style-name="P6">Максимальное усилие на валу, не менее<text:tab/>190 Н/м</text:p>
      <text:p text:style-name="P2"/>
      <text:p text:style-name="P2">5.3.2 Требования к подсистеме информационной безопасности платформы</text:p>
      <text:p text:style-name="P2">Подсистема должна обеспечивать следующие основные функции информационной безопасности:</text:p>
      <text:p text:style-name="P2">– статический контроль целостности хранимой <text:s/>информации;</text:p>
      <text:p text:style-name="P2">– динамический контроль целостности хранимой информации;</text:p>
      <text:p text:style-name="P2">– журналирование <text:s/>действий пользователей;</text:p>
      <text:p text:style-name="P2">– функций протоколирования последних по времени данных при аппаратно-программных сбоях.</text:p>
      <text:p text:style-name="P2"/>
      <text:p text:style-name="P2">Информационная безопасность компонентов платформы должна обеспечиваться с использованием:</text:p>
      <text:p text:style-name="P2"><text:soft-page-break/>– стандартизированных моделей разграничения многопользовательского доступа;</text:p>
      <text:p text:style-name="P2">– сертифицированных средств защиты от несанкционированного доступа к хранимым и передаваемым данным;</text:p>
      <text:p text:style-name="P2">– сертифицированных средств разграничения доступа к данным зарегистрированных пользователей.</text:p>
      <text:p text:style-name="P2"/>
      <text:p text:style-name="P2">5.3.3 Требования к исполнительным механизмам и системе управления исполнительными механизмами</text:p>
      <text:p text:style-name="P2">Состав основных исполнительных механизмов:</text:p>
      <text:p text:style-name="P2">– электродвигатели;</text:p>
      <text:p text:style-name="P2">– серво-приводы;</text:p>
      <text:p text:style-name="P2">Электродвигатели обеспечивают перемещение в пространстве, а также движение манипуляторов. <text:bookmark text:name="_GoBack"/></text:p>
      <text:p text:style-name="P2">Конструкция основных исполнительных механизмов должна быть построена на основе модульного принципа.</text:p>
      <text:p text:style-name="P2">Режимы управления исполнительными механизмами:</text:p>
      <text:p text:style-name="P2">– командный с раздельным управлением по каждой степени;</text:p>
      <text:p text:style-name="P2">– ручной;</text:p>
      <text:p text:style-name="P2">– автоматический с элементами адаптации.</text:p>
      <text:p text:style-name="P2">Точность работы исполнительных механизмов поворотных и подъемных устройств в автономном режиме 10 мм, в режиме адаптации 1 мм.</text:p>
      <text:p text:style-name="P2">Обеспечить контурное управление исполнительными механизмами.</text:p>
      <text:p text:style-name="P2"/>
      <text:p text:style-name="P2">5.4 Требования к надежности</text:p>
      <text:p text:style-name="P2">5.4.1 Вероятность безотказной работы при отсутствии внешних воздействий 0.95;</text:p>
      <text:p text:style-name="P2">5.4.2 Наработка на отказ при отсутствии внешних воздействий не менее 100 ч.</text:p>
      <text:p text:style-name="P2"/>
      <text:p text:style-name="P2">5.5 Требования по эргономике и технической эстетике</text:p>
      <text:p text:style-name="P2">По эргономике и технической эстетике требования к интерфейсу управления следующие:</text:p>
      <text:p text:style-name="P2">– Интуитивно понятный интерфейс управления;</text:p>
      <text:p text:style-name="P2">– Интерфейс управления не должен требовать длительных тренировок для успешного управления роботом.</text:p>
      <text:p text:style-name="P2"/>
      <text:p text:style-name="P2">5.6 Требования к эксплуатации, удобству технического обслуживания и ремонта</text:p>
      <text:p text:style-name="P2">Техническое обслуживание и ремонт должны выполняться командой участников (1-3 человека) в условиях, не запрещённых регламентом «Битвы роботов».</text:p>
      <text:p text:style-name="P2"/>
      <text:p text:style-name="P2">5.6.1 Требования к стойкости к внешним воздействующим факторам</text:p>
      <text:p text:style-name="P2">5.6.1.1 Должен поддерживать устойчивость к вибрации не менее 20 мин.</text:p>
      <text:p text:style-name="P2">5.6.1.2 Должен быть устойчивым к перевороту.</text:p>
      <text:p text:style-name="P2"/>
      <text:p text:style-name="P2">5.6.2 Требования к эксплуатационным показателям <text:tab/> <text:tab/></text:p>
      <text:p text:style-name="P2">5.6.2.1 Разрабатываемый робот должен функционировать в следующих режимах:</text:p>
      <text:p text:style-name="P2">1) основной – полное функционирование робота;</text:p>
      <text:p text:style-name="P2">2) аварийный – автоматическая безопасная остановка функционирования.</text:p>
      <text:p text:style-name="P2">5.6.2.2 Периодическое техническое обслуживание разрабатываемого робота должно проводиться не реже одного раза в месяц.</text:p>
      <text:p text:style-name="P2"/>
      <text:p text:style-name="P2">6 Требования по видам обеспечения</text:p>
      <text:p text:style-name="P2">6.1 Требования по метрологическому обеспечению</text:p>
      <text:p text:style-name="P2"><text:soft-page-break/>6.1.1 Метрологическое обеспечение разрабатываемого робота должна отвечать требованиям ГОСТ 8.009.</text:p>
      <text:p text:style-name="P2">6.2 Требования по программному обеспечению</text:p>
      <text:p text:style-name="P2">6.2.1 В состав программного обеспечения разрабатываемого робота должны входить следующие программные подсистемы и компоненты:</text:p>
      <text:p text:style-name="P2">– модули реализации алгоритмов управления исполнительными механизмами;</text:p>
      <text:p text:style-name="P2">– защита от несанционированного доступа;</text:p>
      <text:p text:style-name="P2">– модуль обработки первичной измерительной информации;</text:p>
      <text:p text:style-name="P2">– модуль обработки телеметрических данных.</text:p>
      <text:p text:style-name="P2">6.2.2 Прикладное ПО должно иметь открытую, сертифицированную архитектуру построения в виде законченных алгоритмов и функциональных модулей;</text:p>
      <text:p text:style-name="Standard_20__28_user_29_"><text:span text:style-name="T1">6.2.3 Разрабатываемый пакет программ должен работать под управлением </text:span>POSIX<text:span text:style-name="T1">-совместимой операционной системы или специализированной операционной системы реального времени на персональных компьютерах, мобильных устройствах, контроллерах;</text:span></text:p>
      <text:p text:style-name="P2">6.2.4 Интерфейс пользователя должен обеспечивать визуализацию рабочего процесса;</text:p>
      <text:p text:style-name="P2">6.2.5 Язык интерфейса пользователя — русский;</text:p>
      <text:p text:style-name="P2">6.2.5 Программное обеспечение должно обеспечивать возможность:</text:p>
      <text:p text:style-name="P2">– управления роботом;</text:p>
      <text:p text:style-name="P2">– ведения журналов истории.</text:p>
      <text:p text:style-name="P2">6.2.6 Требования к информационной безопасности.</text:p>
      <text:p text:style-name="P2">Робот должен быть защищён от НСД.</text:p>
      <text:p text:style-name="P2"/>
      <text:p text:style-name="P2">7 Требования к документации</text:p>
      <text:p text:style-name="P2">7.1 Техническая (конструкторская, технологическая, программная, эксплуатационная) документация должна соответствовать требованиям стандартов ЕСКД и ЕСПД.</text:p>
      <text:p text:style-name="P2"/>
      <text:p text:style-name="P2">8 Специальные требования</text:p>
      <text:p text:style-name="P2">8.1 Требования к испытаниям</text:p>
      <text:p text:style-name="P2">8.1.1 Для подтверждения и проверки выбранных конструктивно-схемных, конструктивно-технологических и технических решений, а также требований надежности и других, предъявляемых к опытному образцу разрабатываемого робота, его составным частям (сборочным единицам) должны быть изготовлены и испытаны следующие модули:</text:p>
      <text:p text:style-name="P2">1) Малоразмерный макет 1 шт.</text:p>
      <text:p text:style-name="P2">2) Опытный образец 1 шт.</text:p>
      <text:p text:style-name="P2"/>
      <text:p text:style-name="P2">8.1.2 Для подтверждения соответствия разрабатываемой продукции требованиям настоящего технического задания и нормативно-технической документации должны быть проведены следующие испытания опытного образца разрабатываемого робота:</text:p>
      <text:p text:style-name="P2">1) испытания макета с целью предварительной оценки соответствия опытного образца требованиям настоящего технического задания, а также для определения готовности опытного образца к приемочным испытаниям;</text:p>
      <text:p text:style-name="P2">2) испытания опытного образца с целью оценки всех определенных настоящим техническим заданием характеристик робота, проверки и подтверждения соответствия опытного образца требованиям настоящего технического задания в условиях, максимально приближенных к условиям реальной эксплуатации разрабатываемого робота.</text:p>
      <text:p text:style-name="P2">8.1.3 Для проведения испытаний должно быть изготовлено следующее количество опытных образцов разрабатываемого Комплекса:</text:p>
      <text:p text:style-name="P2">1) для предварительных испытаний – 1 шт.;</text:p>
      <text:p text:style-name="P2">2) для приемочных испытаний – 1 шт.</text:p>
      <text:p text:style-name="P2"/>
      <text:p text:style-name="P2">9 Перечень, содержание, сроки выполнения и стоимость этапов ОКР</text:p>
      <text:p text:style-name="P2"><text:soft-page-break/>9.1 Наименование этапов и выполняемые работы</text:p>
      <text:p text:style-name="P2">Этап 1. Техническое проектирование<text:tab/></text:p>
      <text:list xml:id="list3364825271" text:style-name="WWNum2">
        <text:list-item>
          <text:p text:style-name="P9">Выбор технических решений по изделию в целом и его составным частям;</text:p>
        </text:list-item>
        <text:list-item>
          <text:p text:style-name="P9">Разработка схемотехнических решений;</text:p>
        </text:list-item>
        <text:list-item>
          <text:p text:style-name="P9">Испытание макетов основных приборов изделия в натурных условиях.</text:p>
        </text:list-item>
      </text:list>
      <text:p text:style-name="P2">Этап 2. </text:p>
      <text:list xml:id="list973484148" text:style-name="WWNum1">
        <text:list-item>
          <text:p text:style-name="P10">Разработка рабочей документации для изготовления и испытания опытного образца</text:p>
        </text:list-item>
        <text:list-item>
          <text:p text:style-name="P10">Формирование комплекта конструкторских документов:</text:p>
        </text:list-item>
        <text:list-item>
          <text:p text:style-name="P10">Разработка полного комплекта рабочей документации;</text:p>
        </text:list-item>
        <text:list-item>
          <text:p text:style-name="P10">Изготовление в опытном производстве опытного образца;</text:p>
        </text:list-item>
        <text:list-item>
          <text:p text:style-name="P10">Настройка и комплексная регулировка опытного образца.</text:p>
        </text:list-item>
      </text:list>
      <text:p text:style-name="P2">Этап 3. Предварительные испытания</text:p>
      <text:list xml:id="list185720692998170" text:continue-numbering="true" text:style-name="WWNum1">
        <text:list-item>
          <text:p text:style-name="P10">Проверка соответствия опытного образца требованиям ТЗ.</text:p>
        </text:list-item>
        <text:list-item>
          <text:p text:style-name="P10">Предварительные испытания на объекте;</text:p>
        </text:list-item>
        <text:list-item>
          <text:p text:style-name="P10">Испытания на надежность.</text:p>
        </text:list-item>
      </text:list>
      <text:p text:style-name="P2">Этап 4. Окончательные испытания<text:tab/></text:p>
      <text:list xml:id="list185719953534570" text:continue-numbering="true" text:style-name="WWNum1">
        <text:list-item>
          <text:p text:style-name="P10">Оценка соответствия требованиям ТЗ;</text:p>
        </text:list-item>
        <text:list-item>
          <text:p text:style-name="P10">Доработка документации по результатам испытаний;</text:p>
        </text:list-item>
        <text:list-item>
          <text:p text:style-name="P10">Внесение необходимых уточнений и изменений в документацию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keep-together="always" fo:keep-with-next="always"/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6pt"/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6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</meta:initial-creator>
    <meta:editing-cycles>16</meta:editing-cycles>
    <meta:creation-date>2018-06-22T09:10:00</meta:creation-date>
    <dc:date>2018-06-22T18:57:18.990353000</dc:date>
    <meta:editing-duration>PT1H49M51S</meta:editing-duration>
    <meta:generator>LibreOffice/6.0.4.2$MacOSX_X86_64 LibreOffice_project/9b0d9b32d5dcda91d2f1a96dc04c645c450872bf</meta:generator>
    <meta:print-date>2018-06-22T18:26:47.825882000</meta:print-date>
    <meta:document-statistic meta:table-count="0" meta:image-count="0" meta:object-count="0" meta:page-count="5" meta:paragraph-count="154" meta:word-count="1117" meta:character-count="9569" meta:non-whitespace-character-count="85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